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3d796" officeooo:paragraph-rsid="0013d7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nsportar</text:p>
      <text:p text:style-name="P1">propriedade</text:p>
      <text:p text:style-name="P1">historico</text:p>
      <text:p text:style-name="P1">participante</text:p>
      <text:p text:style-name="P1">monitor</text:p>
      <text:p text:style-name="P1">tema</text:p>
      <text:p text:style-name="P1">evento</text:p>
      <text:p text:style-name="P1">contrato</text:p>
      <text:p text:style-name="P1">promoção</text:p>
      <text:p text:style-name="P1">receita</text:p>
      <text:p text:style-name="P1">designer</text:p>
      <text:p text:style-name="P1">cardapio</text:p>
      <text:p text:style-name="P1">propagandas</text:p>
      <text:p text:style-name="P1">ingresso</text:p>
      <text:p text:style-name="P1">loja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8:16:40.301476108</meta:creation-date>
    <dc:date>2017-05-08T20:20:23.083895469</dc:date>
    <meta:editing-duration>PT1H53M32S</meta:editing-duration>
    <meta:editing-cycles>1</meta:editing-cycles>
    <meta:document-statistic meta:table-count="0" meta:image-count="0" meta:object-count="0" meta:page-count="1" meta:paragraph-count="15" meta:word-count="15" meta:character-count="122" meta:non-whitespace-character-count="122"/>
    <meta:generator>LibreOffice/5.1.6.2$Linux_X86_64 LibreOffice_project/10m0$Build-2</meta:generator>
  </office:meta>
</office:document-meta>
</file>